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ce0a" officeooo:paragraph-rsid="0010ce0a"/>
    </style:style>
    <style:style style:name="T1" style:family="text">
      <style:text-properties officeooo:rsid="0014a1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jourd’hui je continue de faire les diagrammes de séquences en énumérant les actions <text:span text:style-name="T1">dans des list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3T15:31:27.259931703</meta:creation-date>
    <meta:generator>LibreOffice/6.4.4.2$Linux_X86_64 LibreOffice_project/40$Build-2</meta:generator>
    <dc:date>2020-07-23T15:32:33.706791976</dc:date>
    <meta:editing-duration>PT1M6S</meta:editing-duration>
    <meta:editing-cycles>3</meta:editing-cycles>
    <meta:document-statistic meta:table-count="0" meta:image-count="0" meta:object-count="0" meta:page-count="1" meta:paragraph-count="1" meta:word-count="16" meta:character-count="101" meta:non-whitespace-character-count="86"/>
  </office:meta>
</office:document-meta>
</file>